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9.15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font-name="Liberation Serif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irfield</text:p>
          </table:table-cell>
          <table:table-cell table:formula="of:=COUNTIF([.C19:.C667];[.D1])" office:value-type="float" office:value="0" calcext:value-type="float">
            <text:p>0</text:p>
          </table:table-cell>
          <table:table-cell table:formula="of:=[.E1]*100/[.$E$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irfield</text:p>
          </table:table-cell>
          <table:table-cell table:formula="of:=COUNTIF([.G19:.G667];[.H1])" office:value-type="float" office:value="0" calcext:value-type="float">
            <text:p>0</text:p>
          </table:table-cell>
          <table:table-cell table:formula="of:=[.I1]*100/[.$E$1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bathroom</text:p>
          </table:table-cell>
          <table:table-cell table:formula="of:=COUNTIF([.C20:.C668];[.D2])" office:value-type="float" office:value="15" calcext:value-type="float">
            <text:p>15</text:p>
          </table:table-cell>
          <table:table-cell table:formula="of:=[.E2]*100/[.$E$11]" office:value-type="float" office:value="12" calcext:value-type="float">
            <text:p>12</text:p>
          </table:table-cell>
          <table:table-cell/>
          <table:table-cell office:value-type="string" calcext:value-type="string">
            <text:p>bathroom</text:p>
          </table:table-cell>
          <table:table-cell table:formula="of:=COUNTIF([.G20:.G668];[.H2])" office:value-type="float" office:value="19" calcext:value-type="float">
            <text:p>19</text:p>
          </table:table-cell>
          <table:table-cell table:formula="of:=[.I2]*100/[.$E$11]" office:value-type="float" office:value="15.2" calcext:value-type="float">
            <text:p>15,2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bedroom</text:p>
          </table:table-cell>
          <table:table-cell table:formula="of:=COUNTIF([.C19:.C669];[.D3])" office:value-type="float" office:value="3" calcext:value-type="float">
            <text:p>3</text:p>
          </table:table-cell>
          <table:table-cell table:formula="of:=[.E3]*100/[.$E$11]" office:value-type="float" office:value="2.4" calcext:value-type="float">
            <text:p>2,4</text:p>
          </table:table-cell>
          <table:table-cell/>
          <table:table-cell office:value-type="string" calcext:value-type="string">
            <text:p>bedroom</text:p>
          </table:table-cell>
          <table:table-cell table:formula="of:=COUNTIF([.G19:.G669];[.H3])" office:value-type="float" office:value="4" calcext:value-type="float">
            <text:p>4</text:p>
          </table:table-cell>
          <table:table-cell table:formula="of:=[.I3]*100/[.$E$11]" office:value-type="float" office:value="3.2" calcext:value-type="float">
            <text:p>3,2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dining_room</text:p>
          </table:table-cell>
          <table:table-cell table:formula="of:=COUNTIF([.C22:.C670];[.D4])" office:value-type="float" office:value="5" calcext:value-type="float">
            <text:p>5</text:p>
          </table:table-cell>
          <table:table-cell table:formula="of:=[.E4]*100/[.$E$11]" office:value-type="float" office:value="4" calcext:value-type="float">
            <text:p>4</text:p>
          </table:table-cell>
          <table:table-cell/>
          <table:table-cell office:value-type="string" calcext:value-type="string">
            <text:p>dining_room</text:p>
          </table:table-cell>
          <table:table-cell table:formula="of:=COUNTIF([.G19:.G670];[.H4])" office:value-type="float" office:value="4" calcext:value-type="float">
            <text:p>4</text:p>
          </table:table-cell>
          <table:table-cell table:formula="of:=[.I4]*100/[.$E$11]" office:value-type="float" office:value="3.2" calcext:value-type="float">
            <text:p>3,2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itchen</text:p>
          </table:table-cell>
          <table:table-cell table:formula="of:=COUNTIF([.C19:.C671];[.D5])" office:value-type="float" office:value="101" calcext:value-type="float">
            <text:p>101</text:p>
          </table:table-cell>
          <table:table-cell table:formula="of:=[.E5]*100/[.$E$11]" office:value-type="float" office:value="80.8" calcext:value-type="float">
            <text:p>80,8</text:p>
          </table:table-cell>
          <table:table-cell/>
          <table:table-cell office:value-type="string" calcext:value-type="string">
            <text:p>kitchen</text:p>
          </table:table-cell>
          <table:table-cell table:formula="of:=COUNTIF([.G19:.G671];[.H5])" office:value-type="float" office:value="104" calcext:value-type="float">
            <text:p>104</text:p>
          </table:table-cell>
          <table:table-cell table:formula="of:=[.I5]*100/[.$E$11]" office:value-type="float" office:value="83.2" calcext:value-type="float">
            <text:p>83,2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living_room</text:p>
          </table:table-cell>
          <table:table-cell table:formula="of:=COUNTIF([.C19:.C672];[.D6])" office:value-type="float" office:value="1" calcext:value-type="float">
            <text:p>1</text:p>
          </table:table-cell>
          <table:table-cell table:formula="of:=[.E6]*100/[.$E$11]" office:value-type="float" office:value="0.8" calcext:value-type="float">
            <text:p>0,8</text:p>
          </table:table-cell>
          <table:table-cell/>
          <table:table-cell office:value-type="string" calcext:value-type="string">
            <text:p>living_room</text:p>
          </table:table-cell>
          <table:table-cell table:formula="of:=COUNTIF([.G24:.G672];[.H6])" office:value-type="float" office:value="2" calcext:value-type="float">
            <text:p>2</text:p>
          </table:table-cell>
          <table:table-cell table:formula="of:=[.I6]*100/[.$E$11]" office:value-type="float" office:value="1.6" calcext:value-type="float">
            <text:p>1,6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no object found </text:p>
          </table:table-cell>
          <table:table-cell table:formula="of:=COUNTIF([.C25:.C673];[.D7])" office:value-type="float" office:value="2" calcext:value-type="float">
            <text:p>2</text:p>
          </table:table-cell>
          <table:table-cell table:formula="of:=[.E7]*100/[.$E$10]" office:value-type="float" office:value="1.5748031496063" calcext:value-type="float">
            <text:p>1,5748031496063</text:p>
          </table:table-cell>
          <table:table-cell/>
          <table:table-cell office:value-type="string" calcext:value-type="string">
            <text:p>no object found </text:p>
          </table:table-cell>
          <table:table-cell table:formula="of:=COUNTIF([.G25:.G673];[.H7])" office:value-type="float" office:value="2" calcext:value-type="float">
            <text:p>2</text:p>
          </table:table-cell>
          <table:table-cell table:formula="of:=[.I7]*100/[.$E$10]" office:value-type="float" office:value="1.5748031496063" calcext:value-type="float">
            <text:p>1,5748031496063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nursery</text:p>
          </table:table-cell>
          <table:table-cell table:formula="of:=COUNTIF([.C26:.C674];[.D8])" office:value-type="float" office:value="0" calcext:value-type="float">
            <text:p>0</text:p>
          </table:table-cell>
          <table:table-cell table:formula="of:=[.E8]*100/[.$E$11]" office:value-type="float" office:value="0" calcext:value-type="float">
            <text:p>0</text:p>
          </table:table-cell>
          <table:table-cell/>
          <table:table-cell office:value-type="string" calcext:value-type="string">
            <text:p>nursery</text:p>
          </table:table-cell>
          <table:table-cell table:formula="of:=COUNTIF([.G26:.G674];[.H8])" office:value-type="float" office:value="0" calcext:value-type="float">
            <text:p>0</text:p>
          </table:table-cell>
          <table:table-cell table:formula="of:=[.I8]*100/[.$E$1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office</text:p>
          </table:table-cell>
          <table:table-cell table:formula="of:=COUNTIF([.C27:.C675];[.D9])" office:value-type="float" office:value="0" calcext:value-type="float">
            <text:p>0</text:p>
          </table:table-cell>
          <table:table-cell table:formula="of:=[.E9]*100/[.$E$11]" office:value-type="float" office:value="0" calcext:value-type="float">
            <text:p>0</text:p>
          </table:table-cell>
          <table:table-cell/>
          <table:table-cell office:value-type="string" calcext:value-type="string">
            <text:p>office</text:p>
          </table:table-cell>
          <table:table-cell table:formula="of:=COUNTIF([.G27:.G675];[.H9])" office:value-type="float" office:value="0" calcext:value-type="float">
            <text:p>0</text:p>
          </table:table-cell>
          <table:table-cell table:formula="of:=[.I9]*100/[.$E$1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"/>
          <table:table-cell table:style-name="ce2"/>
          <table:table-cell table:formula="of:=SUM([.E1:.E9])" office:value-type="float" office:value="127" calcext:value-type="float">
            <text:p>127</text:p>
          </table:table-cell>
          <table:table-cell table:number-columns-repeated="3"/>
          <table:table-cell table:formula="of:=SUM([.I1:.I9])" office:value-type="float" office:value="135" calcext:value-type="float">
            <text:p>135</text:p>
          </table:table-cell>
          <table:table-cell/>
        </table:table-row>
        <table:table-row table:style-name="ro2">
          <table:table-cell table:number-columns-repeated="2"/>
          <table:table-cell table:style-name="ce1"/>
          <table:table-cell table:style-name="ce2"/>
          <table:table-cell table:formula="of:=[.E10]-[.E7]" office:value-type="float" office:value="125" calcext:value-type="float">
            <text:p>125</text:p>
          </table:table-cell>
          <table:table-cell table:number-columns-repeated="3"/>
          <table:table-cell table:formula="of:=[.I10]-[.I7]" office:value-type="float" office:value="133" calcext:value-type="float">
            <text:p>133</text:p>
          </table:table-cell>
          <table:table-cell/>
        </table:table-row>
        <table:table-row table:style-name="ro2" table:number-rows-repeated="7">
          <table:table-cell table:number-columns-repeated="2"/>
          <table:table-cell table:style-name="ce1"/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106758008_c4ef9cf7a6.jpg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itchen</text:p>
          </table:table-cell>
          <table:table-cell/>
          <table:table-cell office:value-type="string" calcext:value-type="string">
            <text:p>106758008_c4ef9cf7a6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115080046_172c2ab46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112768330_d2adb34385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22570957_f77adc228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11424628_792f643692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51671091_73d98f793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115080046_172c2ab46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7175170_5f9454fc2d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13941081_97314427f7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95479413_8fa16b090b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173116950_4b01e7537a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2102153_321f8775e8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1197244290_2c1c4dcc98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2647313_8c8aafec06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222570957_f77adc228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26962252_458fcd7b64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251671091_73d98f793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55969229_d1174efd79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tchen</text:p>
          </table:table-cell>
          <table:table-cell table:style-name="ce3"/>
          <table:table-cell office:value-type="string" calcext:value-type="string">
            <text:p>127175170_5f9454fc2d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7732833_668b9ebf49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295479413_8fa16b090b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83424653_881e389272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32102153_321f8775e8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402372951_f09726c5fb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droom</text:p>
          </table:table-cell>
          <table:table-cell/>
          <table:table-cell office:value-type="string" calcext:value-type="string">
            <text:p>132647313_8c8aafec06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42289257_81e6dd191d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326962252_458fcd7b64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462945559_96742289e4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1355969229_d1174efd79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511611252_98ee8d661c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1376026952_80ecf467b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23914805_023a05e65e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37732833_668b9ebf49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24027165_84af885f4f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1383424653_881e389272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796834457_2c60978e99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object found </text:p>
          </table:table-cell>
          <table:table-cell/>
          <table:table-cell office:value-type="string" calcext:value-type="string">
            <text:p>1402372951_f09726c5fb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836858923_5e498c61bc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42289257_81e6dd191d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4806303_65886ccfe9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429269016_8d6b40d5c6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98924451_9d398667e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462945559_96742289e4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2190082_363bd1181f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511611252_98ee8d661c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50655307_f16d897495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ving_room</text:p>
          </table:table-cell>
          <table:table-cell/>
          <table:table-cell office:value-type="string" calcext:value-type="string">
            <text:p>1723914805_023a05e65e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54128858_94870bd75d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1724027165_84af885f4f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81644971_f3bdc36b49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178982850_7eeb36394b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82413809_1d2c74015e.jp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796834457_2c60978e99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8430334_88435722e7.j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droom</text:p>
          </table:table-cell>
          <table:table-cell/>
          <table:table-cell office:value-type="string" calcext:value-type="string">
            <text:p>1836858923_5e498c61bc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10003197_128c5807d6.jp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94806303_65886ccfe9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14168649_fe68b15e98.jp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198924451_9d398667e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1564660_648d47ee7a.jp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02190082_363bd1181f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2161094_65a4c32bb0.jp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050655307_f16d897495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5987094_12d22a10ac.j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2054128858_94870bd75d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192734957_025402f1e7.j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081644971_f3bdc36b49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02180183_599cb1b9b0.jp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082413809_1d2c74015e.jp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14101910_4d9f8b4b65.jp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08430334_88435722e7.j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14580246_7c483a893b.jp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2110003197_128c5807d6.jp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22436256_aaecf833da.jp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2114168649_fe68b15e98.jp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2481364_f2773a8729.jp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11564660_648d47ee7a.jp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27938139_ec9d4d3fa2.jp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15987094_12d22a10ac.j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93857010_ef734fa194.jp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192734957_025402f1e7.j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297402032_28c1a43ae1.jp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2202180183_599cb1b9b0.jp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15393069_f1c44c67b5.jp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214580246_7c483a893b.jp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26605157_7c404a8e71.jp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222436256_aaecf833da.jp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37733792_7033f26882.j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22481364_f2773a8729.jp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42211035_944e0111b9.jpg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kitchen</text:p>
          </table:table-cell>
          <table:table-cell/>
          <table:table-cell office:value-type="string" calcext:value-type="string">
            <text:p>2227938139_ec9d4d3fa2.jp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486154_c4debcb639.jp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293857010_ef734fa194.jp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376852538_819a80c154.j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297402032_28c1a43ae1.jp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2618264_92d9dd1c73.jp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315393069_f1c44c67b5.jp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2661316_792e44c1c5.jp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326605157_7c404a8e71.jp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33683589_a48cafcf0c.j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337733792_7033f26882.j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42242533_0713179ce2.jp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342211035_944e0111b9.jp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99846158_9505f982c1.jp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ining_room</text:p>
          </table:table-cell>
          <table:table-cell/>
          <table:table-cell office:value-type="string" calcext:value-type="string">
            <text:p>23486154_c4debcb639.jp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09315316_172d283b8c.jp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2364482199_8046773a24.jp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72460991_e7eb46a53b.jp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376852538_819a80c154.j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83936197_f33eda6a8e.jp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42618264_92d9dd1c73.jp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97132962_359d4238cf.jp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42661316_792e44c1c5.jp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09064008_0d479084dc.j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433683589_a48cafcf0c.j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13183045_fa9498f7ce.jp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442242533_0713179ce2.jp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1927642_f0600ce6fa.jp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499846158_9505f982c1.jp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20472300_6de743eccd.jp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509315316_172d283b8c.jp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67328397_70b209540b.j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572460991_e7eb46a53b.jp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79141226_556576f3f1.jp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583936197_f33eda6a8e.jp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81011979_7ea8f4f6a0.jp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597132962_359d4238cf.jp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85467731_89cdb5642f.jp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09064008_0d479084dc.j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688395323_5541fdb0ac.jp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13183045_fa9498f7ce.jp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01710065_753ef5dc7c.jp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1927642_f0600ce6fa.jp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17720569_a8d28d6fe2.jp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20472300_6de743eccd.jp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21130203_3801d4aaa4.j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5480418_956dea6644.jp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29792242_d1e7a05b50.jpg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67328397_70b209540b.j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753299902_31b09f0528.j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79141226_556576f3f1.jp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14394293_904bf927fa.jp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681011979_7ea8f4f6a0.jp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28320293_81648cedee.jpg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ining_room</text:p>
          </table:table-cell>
          <table:table-cell/>
          <table:table-cell office:value-type="string" calcext:value-type="string">
            <text:p>2685467731_89cdb5642f.jp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332105_228ad848b2.jp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2688395323_5541fdb0ac.jp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36113932_7164cfc1c0.jp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701710065_753ef5dc7c.jp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49029862_a3f673d8ce.jp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717720569_a8d28d6fe2.jp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880074525_6943119c51.jp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2721130203_3801d4aaa4.j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13229005_a2a3e6ba18.jp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729792242_d1e7a05b50.jpg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18629179_1d6f2a5c11.jp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ining_room</text:p>
          </table:table-cell>
          <table:table-cell/>
          <table:table-cell office:value-type="string" calcext:value-type="string">
            <text:p>2731379935_4e0ef2d9a9.jp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25898223_6015655349.jp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753299902_31b09f0528.j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26749576_be94d6ce9c.jp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814394293_904bf927fa.jp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31189150_b2f1339f0b.j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ining_room</text:p>
          </table:table-cell>
          <table:table-cell/>
          <table:table-cell office:value-type="string" calcext:value-type="string">
            <text:p>2828320293_81648cedee.jpg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3174151_1cadb64128.j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8332105_228ad848b2.jp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975173875_cedf096f1c.jp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836113932_7164cfc1c0.jp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04577193_eb5d44d2e5.jp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849029862_a3f673d8ce.jp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32895823_b81b4049d3.jp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880074525_6943119c51.jp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36722666_af98f6472d.jp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913229005_a2a3e6ba18.jp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63336472_acdb6bf3dc.jpg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918629179_1d6f2a5c11.jp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761384_fc55e9df98.jp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925898223_6015655349.jp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09083640_2fe9317c60.jp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926749576_be94d6ce9c.jp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14448990_9dc172250b.j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droom</text:p>
          </table:table-cell>
          <table:table-cell/>
          <table:table-cell office:value-type="string" calcext:value-type="string">
            <text:p>293174151_1cadb64128.j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51903310_2137936704.jp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2975173875_cedf096f1c.jp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85676838_db2eab8390.jp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004577193_eb5d44d2e5.jp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95574835_8201e55710.jp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032895823_b81b4049d3.jp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95736109_936e1bb901.j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3036722666_af98f6472d.jp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654256_51192cbd7c.j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063336472_acdb6bf3dc.jpg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74775563_882fbba2bf.jp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0761384_fc55e9df98.jp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95518000_21ba4bcb67.jp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09083640_2fe9317c60.jp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2503353_5713e8e7e5.jp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114448990_9dc172250b.j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8791481_5b7a959303.jp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ining_room</text:p>
          </table:table-cell>
          <table:table-cell/>
          <table:table-cell office:value-type="string" calcext:value-type="string">
            <text:p>3151903310_2137936704.jp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1761449_179888346e.jp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185676838_db2eab8390.jp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19136962_28407bd21f.jp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195574835_8201e55710.jp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2482138_04b75ac62b.jpg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195736109_936e1bb901.j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37006298_b78e0a3373.jp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36654256_51192cbd7c.j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39099254_7a93bad54c.jpg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374775563_882fbba2bf.jp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44660212_2176d13fef.jp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02503353_5713e8e7e5.jp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67249628_769187ca9b.jp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08791481_5b7a959303.jp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0757607_e2d332eb7f.jp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1761449_179888346e.jp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0931839_0444233af0.jp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19136962_28407bd21f.jp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5433193_f48961c42a.jp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2482138_04b75ac62b.jpg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80979468_ae3192861e.j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37006298_b78e0a3373.jp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80979472_1153153d11.jp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39099254_7a93bad54c.jpg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83266286_69349a9151.jp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44660212_2176d13fef.jp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00280610_de21fb97a9.jp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67249628_769187ca9b.jp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16560994_e6e298d1f5.jp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 object found </text:p>
          </table:table-cell>
          <table:table-cell/>
          <table:table-cell office:value-type="string" calcext:value-type="string">
            <text:p>470757607_e2d332eb7f.jp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38079284_48b99b12c3.jp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70931839_0444233af0.jp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69542320_fcfea40142.j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75433193_f48961c42a.jp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70150979_2364fcc99b.j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80979468_ae3192861e.j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72594230_9c6c8b22b3.jp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480979472_1153153d11.jp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5565779_597aa5004b.jp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500280610_de21fb97a9.jp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13569_9634301ae6.jp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516560994_e6e298d1f5.jp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55652208_97a36cad6d.j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526159240_24bebf28b2.jp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6284441_de15ba8042.j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538079284_48b99b12c3.jp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90755509_534e351aee.j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569542320_fcfea40142.j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'918Akitchen.jpg'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570150979_2364fcc99b.j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92926823_ae1b86face.jp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572594230_9c6c8b22b3.jp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tchnette.jp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65565779_597aa5004b.jp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713569_9634301ae6.jp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717295526_d301a0aa83.jp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855652208_97a36cad6d.j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86284441_de15ba8042.j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890755509_534e351aee.j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'918Akitchen.jpg'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992926823_ae1b86face.jp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itchnette.jp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2" table:number-rows-repeated="37"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 table:number-columns-repeated="7"/>
        </table:table-row>
        <table:table-row table:style-name="ro2" table:number-rows-repeated="47"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 table:number-columns-repeated="7"/>
        </table:table-row>
        <table:table-row table:style-name="ro2" table:number-rows-repeated="80"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 table:number-columns-repeated="7"/>
        </table:table-row>
        <table:table-row table:style-name="ro2" table:number-rows-repeated="17"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 table:number-columns-repeated="7"/>
        </table:table-row>
        <table:table-row table:style-name="ro2" table:number-rows-repeated="10"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 table:number-columns-repeated="7"/>
        </table:table-row>
        <table:table-row table:style-name="ro2" table:number-rows-repeated="42"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9:Sheet1.C14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0:31:47.612893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04:19.129973026</meta:creation-date>
    <dc:date>2019-05-15T20:02:21.402152415</dc:date>
    <meta:editing-duration>PT19H51M13S</meta:editing-duration>
    <meta:editing-cycles>6</meta:editing-cycles>
    <meta:generator>LibreOffice/6.0.7.3$Linux_X86_64 LibreOffice_project/00m0$Build-3</meta:generator>
    <meta:document-statistic meta:table-count="1" meta:cell-count="844" meta:object-count="0"/>
  </office:meta>
</office:document-meta>
</file>